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ucida Handwriting" svg:font-family="'Lucida Handwriting'" style:font-family-generic="script" style:font-pitch="variable"/>
    <style:font-face style:name="Arial Rounded MT Bold" svg:font-family="'Arial Rounded MT Bold'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7a2c" style:font-size-asian="11pt" style:font-size-complex="11pt"/>
    </style:style>
    <style:style style:name="T3" style:family="text">
      <style:text-properties fo:font-size="11pt" officeooo:rsid="001fbfd8" style:font-size-asian="11pt" style:font-size-complex="11pt"/>
    </style:style>
    <style:style style:name="T4" style:family="text">
      <style:text-properties fo:font-size="11pt" officeooo:rsid="001ba3d9" style:font-size-asian="11pt" style:font-size-complex="11pt"/>
    </style:style>
    <style:style style:name="T5" style:family="text">
      <style:text-properties fo:font-size="11pt" officeooo:rsid="001bc285" style:font-size-asian="11pt" style:font-size-complex="11pt"/>
    </style:style>
    <style:style style:name="T6" style:family="text">
      <style:text-properties fo:font-size="11pt" officeooo:rsid="001c2e94" style:font-size-asian="11pt" style:font-size-complex="11pt"/>
    </style:style>
    <style:style style:name="T7" style:family="text">
      <style:text-properties fo:font-size="11pt" officeooo:rsid="001cb1a9" style:font-size-asian="11pt" style:font-size-complex="11pt"/>
    </style:style>
    <style:style style:name="T8" style:family="text">
      <style:text-properties fo:font-size="11pt" officeooo:rsid="001e84b8" style:font-size-asian="11pt" style:font-size-complex="11pt"/>
    </style:style>
    <style:style style:name="T9" style:family="text">
      <style:text-properties fo:font-size="11pt" officeooo:rsid="001f3b34" style:font-size-asian="11pt" style:font-size-complex="11pt"/>
    </style:style>
    <style:style style:name="T10" style:family="text">
      <style:text-properties fo:font-size="11pt" officeooo:rsid="001f5baf" style:font-size-asian="11pt" style:font-size-complex="11pt"/>
    </style:style>
    <style:style style:name="T11" style:family="text">
      <style:text-properties fo:font-size="11pt" officeooo:rsid="0021376a" style:font-size-asian="11pt" style:font-size-complex="11pt"/>
    </style:style>
    <style:style style:name="T12" style:family="text">
      <style:text-properties fo:font-size="11pt" officeooo:rsid="0022c975" style:font-size-asian="11pt" style:font-size-complex="11pt"/>
    </style:style>
    <style:style style:name="T13" style:family="text">
      <style:text-properties fo:font-size="11pt" officeooo:rsid="00248f53" style:font-size-asian="11pt" style:font-size-complex="11pt"/>
    </style:style>
    <style:style style:name="T14" style:family="text">
      <style:text-properties fo:font-size="11pt" officeooo:rsid="00265366" style:font-size-asian="11pt" style:font-size-complex="11pt"/>
    </style:style>
    <style:style style:name="T15" style:family="text">
      <style:text-properties fo:font-size="11pt" officeooo:rsid="0029e48f" style:font-size-asian="11pt" style:font-size-complex="11pt"/>
    </style:style>
    <style:style style:name="T16" style:family="text">
      <style:text-properties fo:font-size="11pt" officeooo:rsid="002b9ba8" style:font-size-asian="11pt" style:font-size-complex="11pt"/>
    </style:style>
    <style:style style:name="T17" style:family="text">
      <style:text-properties fo:font-size="11pt" officeooo:rsid="002c4488" style:font-size-asian="11pt" style:font-size-complex="11pt"/>
    </style:style>
    <style:style style:name="T18" style:family="text">
      <style:text-properties fo:font-size="11pt" officeooo:rsid="002f7003" style:font-size-asian="11pt" style:font-size-complex="11pt"/>
    </style:style>
    <style:style style:name="T19" style:family="text">
      <style:text-properties fo:font-size="11pt" officeooo:rsid="002d0a37" style:font-size-asian="11pt" style:font-size-complex="11pt"/>
    </style:style>
    <style:style style:name="T20" style:family="text">
      <style:text-properties fo:font-size="11pt" officeooo:rsid="002db6f8" style:font-size-asian="11pt" style:font-size-complex="11pt"/>
    </style:style>
    <style:style style:name="T21" style:family="text">
      <style:text-properties fo:font-size="11pt" officeooo:rsid="002f90dc" style:font-size-asian="11pt" style:font-size-complex="11pt"/>
    </style:style>
    <style:style style:name="T22" style:family="text">
      <style:text-properties fo:font-size="11pt" officeooo:rsid="00317803" style:font-size-asian="11pt" style:font-size-complex="11pt"/>
    </style:style>
    <style:style style:name="T23" style:family="text">
      <style:text-properties fo:font-size="11pt" officeooo:rsid="0032e97b" style:font-size-asian="11pt" style:font-size-complex="11pt"/>
    </style:style>
    <style:style style:name="T24" style:family="text">
      <style:text-properties fo:font-size="11pt" officeooo:rsid="003baddd" style:font-size-asian="11pt" style:font-size-complex="11pt"/>
    </style:style>
    <style:style style:name="T25" style:family="text">
      <style:text-properties fo:font-size="11pt" officeooo:rsid="003c4653" style:font-size-asian="11pt" style:font-size-complex="11pt"/>
    </style:style>
    <style:style style:name="T26" style:family="text">
      <style:text-properties fo:font-size="11pt" officeooo:rsid="003de709" style:font-size-asian="11pt" style:font-size-complex="11pt"/>
    </style:style>
    <style:style style:name="T27" style:family="text">
      <style:text-properties fo:font-size="11pt" officeooo:rsid="003f02cc" style:font-size-asian="11pt" style:font-size-complex="11pt"/>
    </style:style>
    <style:style style:name="T28" style:family="text">
      <style:text-properties fo:font-size="11pt" fo:font-weight="normal" officeooo:rsid="0042dc79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451127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45c862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47b7d4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4833d5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491d71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4c3680" style:font-size-asian="9.60000038146973pt" style:font-weight-asian="normal" style:font-size-complex="11pt" style:font-weight-complex="normal"/>
    </style:style>
    <style:style style:name="T35" style:family="text">
      <style:text-properties fo:font-size="11pt" fo:font-weight="normal" officeooo:rsid="004c6499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4c8915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4d172a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4dd4f3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444d72" style:font-size-asian="9.60000038146973pt" style:font-weight-asian="normal" style:font-size-complex="11pt" style:font-weight-complex="normal"/>
    </style:style>
    <style:style style:name="T40" style:family="text">
      <style:text-properties fo:font-size="11pt" fo:font-weight="normal" officeooo:rsid="004df2ff" style:font-size-asian="9.60000038146973pt" style:font-weight-asian="normal" style:font-size-complex="11pt" style:font-weight-complex="normal"/>
    </style:style>
    <style:style style:name="T41" style:family="text">
      <style:text-properties fo:font-size="11pt" fo:font-weight="normal" officeooo:rsid="004f25fa" style:font-size-asian="9.60000038146973pt" style:font-weight-asian="normal" style:font-size-complex="11pt" style:font-weight-complex="normal"/>
    </style:style>
    <style:style style:name="T42" style:family="text">
      <style:text-properties fo:font-size="11pt" fo:font-weight="normal" officeooo:rsid="00503256" style:font-size-asian="9.60000038146973pt" style:font-weight-asian="normal" style:font-size-complex="11pt" style:font-weight-complex="normal"/>
    </style:style>
    <style:style style:name="T43" style:family="text">
      <style:text-properties fo:font-size="11pt" fo:font-weight="normal" officeooo:rsid="00504e50" style:font-size-asian="9.60000038146973pt" style:font-weight-asian="normal" style:font-size-complex="11pt" style:font-weight-complex="normal"/>
    </style:style>
    <style:style style:name="T44" style:family="text">
      <style:text-properties fo:font-size="11pt" fo:font-weight="normal" officeooo:rsid="0050b0a3" style:font-size-asian="9.60000038146973pt" style:font-weight-asian="normal" style:font-size-complex="11pt" style:font-weight-complex="normal"/>
    </style:style>
    <style:style style:name="T45" style:family="text">
      <style:text-properties fo:font-size="11pt" fo:font-weight="normal" officeooo:rsid="0050d873" style:font-size-asian="9.60000038146973pt" style:font-weight-asian="normal" style:font-size-complex="11pt" style:font-weight-complex="normal"/>
    </style:style>
    <style:style style:name="T46" style:family="text">
      <style:text-properties fo:font-size="11pt" fo:font-weight="normal" officeooo:rsid="005139e3" style:font-size-asian="9.60000038146973pt" style:font-weight-asian="normal" style:font-size-complex="11pt" style:font-weight-complex="normal"/>
    </style:style>
    <style:style style:name="T47" style:family="text">
      <style:text-properties fo:font-size="11pt" fo:font-weight="normal" officeooo:rsid="0051e9a2" style:font-size-asian="9.60000038146973pt" style:font-weight-asian="normal" style:font-size-complex="11pt" style:font-weight-complex="normal"/>
    </style:style>
    <style:style style:name="T48" style:family="text">
      <style:text-properties fo:font-size="11pt" fo:font-weight="normal" officeooo:rsid="0053cfd0" style:font-size-asian="9.60000038146973pt" style:font-weight-asian="normal" style:font-size-complex="11pt" style:font-weight-complex="normal"/>
    </style:style>
    <style:style style:name="T49" style:family="text">
      <style:text-properties fo:font-size="11pt" fo:font-weight="normal" officeooo:rsid="00550035" style:font-size-asian="9.60000038146973pt" style:font-weight-asian="normal" style:font-size-complex="11pt" style:font-weight-complex="normal"/>
    </style:style>
    <style:style style:name="T50" style:family="text">
      <style:text-properties fo:font-size="11pt" fo:font-weight="normal" officeooo:rsid="00554a60" style:font-size-asian="9.60000038146973pt" style:font-weight-asian="normal" style:font-size-complex="11pt" style:font-weight-complex="normal"/>
    </style:style>
    <style:style style:name="T51" style:family="text">
      <style:text-properties fo:font-size="11pt" fo:font-weight="normal" officeooo:rsid="00558716" style:font-size-asian="9.60000038146973pt" style:font-weight-asian="normal" style:font-size-complex="11pt" style:font-weight-complex="normal"/>
    </style:style>
    <style:style style:name="T52" style:family="text">
      <style:text-properties fo:font-size="11pt" fo:font-weight="normal" officeooo:rsid="00572f41" style:font-size-asian="9.60000038146973pt" style:font-weight-asian="normal" style:font-size-complex="11pt" style:font-weight-complex="normal"/>
    </style:style>
    <style:style style:name="T53" style:family="text">
      <style:text-properties fo:font-size="11pt" fo:font-weight="normal" officeooo:rsid="0058fa77" style:font-size-asian="9.60000038146973pt" style:font-weight-asian="normal" style:font-size-complex="11pt" style:font-weight-complex="normal"/>
    </style:style>
    <style:style style:name="T54" style:family="text">
      <style:text-properties fo:font-size="11pt" fo:font-weight="normal" officeooo:rsid="005b00c9" style:font-size-asian="9.60000038146973pt" style:font-weight-asian="normal" style:font-size-complex="11pt" style:font-weight-complex="normal"/>
    </style:style>
    <style:style style:name="T55" style:family="text">
      <style:text-properties fo:font-size="13pt" fo:font-weight="bold" officeooo:rsid="0041c15d" style:font-size-asian="13pt" style:font-weight-asian="bold" style:font-size-complex="13pt" style:font-weight-complex="bold"/>
    </style:style>
    <style:style style:name="T56" style:family="text">
      <style:text-properties officeooo:rsid="00595f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6">22/02/2021<text:line-break/></text:span>BIOTECNOLOGIA *QUORN (single cell proteins)*</text:p>
      <text:p text:style-name="P2">Tecnologia che ha a che fare con un microorganismo (batteri, funghi, lieviti).<text:line-break/>Obiettivo: produrre il microorganismo stesso (lo produco per farlo poi lavorare, come i lieviti) o produrre quel microorganismo per fare reazioni chimiche.</text:p>
      <text:p text:style-name="Standard">Lieviti: funghi unicellulari, sono in grado di degradare una serie di substrati che altri organismi non sono in grado di fare.</text:p>
      <text:p text:style-name="P2">Nel caso delle biotecnologie il reattore è il posto in cui metto il microorganismo (considerato il vero reattore) e dove faccio avvenire la reazione. Vogliamo mantenere vivo per il tempo richiesto questo microorganismo. Le condizioni operative dipendono dunque dalle cellule che stiamo utilizzando. Vogliamo poi abbassare i costi in modo da avere una produzione industriale più conveniente.</text:p>
      <text:p text:style-name="P2">Microorganismo pacchetto proteico (50% della cellula è fatta da proteine).</text:p>
      <text:p text:style-name="P2">Antibiotico prodotto solo nella fase premorte dell’organismo.</text:p>
      <text:p text:style-name="P2">Gli enzimi sono degli ottimi catalizzatori che un tempo venivano utilizzati principalmente per l’industria farmaceutica e alimentaria, mentre ora vanno ad impattare su altri tipi di produzione industriali, come ad esempio i jeans strappati o per lo sbiancamento della carta.<text:line-break/>La catalisi enzimatica sta diventando sempre più importante. <text:line-break/>Molti microorganismi vengono prodotti per fare gli enzimi</text:p>
      <text:p text:style-name="P2">ENZIMA: proteina macroscopica molto complessa che si estrae dal microorganismo. È un catalizzatore biologico, fa infatti avvenire le reazioni.<text:line-break/>La principale differenza tra enzimi e catalizzatori convenzionali sono le condizioni operativi: gli enzimi possono lavorare a pressione e temperatura ambiente.<text:line-break/>Si lavoro con queste condizioni poiché si riducono i costi ma soprattutto per la cellula, l’enzima nasce per operare all’interno della cellula la quale lavora solitamente a queste condizioni (poi però molte cellule si sono adattate a tantissimi habitat diversi come ad esempio nel vulcano).<text:line-break/><text:line-break/>Reazioni microbiologiche più controllate (controllo l’enzima e dunque controllo la cellula)<text:line-break/>Si opera sempre per cascate di reazioni: ogni passaggio può essere controllato. <text:line-break/>Il microorganismo non vuole far altro che vivere, riprodursi e colonizzarsi nell’ambiente in cui si trova. Per questa ragione produrrà ciò che gli serve per sopravvivere solo nelle quantità adatte (esempio acido citrico nel ciclo di Krebs).</text:p>
      <text:p text:style-name="P2">La produzione biotecnologica usa fermentatori giganteschi dove ho principalmente acqua, prodotto fermentato e infine ho il prodotto in sé che però è davvero poco.</text:p>
      <text:p text:style-name="P2">La maggior parte dei costi di un processo biotecnologiche è dato dal fatto che abbiamo molte cose diluite, molte cose simili e soprattutto tante. Non lavoriamo mai in fase gassosa, il più delle volte lavoriamo con tutte e tre le fasi: solido il reattore, liquido il substrato e poi c’è la fase gassosa (degradando il substrato spesso si generano gas).</text:p>
      <text:p text:style-name="Standard"><text:span text:style-name="T1">La biotecnologia usata nel modo corretto può fare un salto di qualità dal punto di vista industriale e ambientale.<text:line-break/>Uno dei grossi problemi è la ricerca del substrato meno costoso, il substrato è uno dei pochi margini su cui possiamo lavorare per ridurre i costi. Dobbiamo dunque andare a cercare uno scarto di un’industria che può essere utilizzato modificato oppure così come è. <text:line-break/>Un altro problema è quello della sepsi, quando mettiamo il nostro organismo nel reattore vogliamo che ci sia solo lui, vogliamo evitare che ci siano altre presenze che magari possono essere cannibali, questo problema è legato alla sterilizzazione di tutto. (per sterilizzare dobbiamo andare a T alte ma dentro al reattore devo lavorare a T sui 30 °C). Per sterilizzare l’aria posso filtrarla, l’aria va alimentata di continuo e aldilà dei costi del pompaggio devo considerare anche costi di filtrazione. <text:line-break/></text:span><text:soft-page-break/><text:span text:style-name="T2">25/02/2020<text:line-break/>La biotecnologia è una scienza in grado di dare risposte nuove e soprattu</text:span><text:span text:style-name="T3">t</text:span><text:span text:style-name="T2">to sostenibile, va ad impatt</text:span><text:span text:style-name="T3">ar</text:span><text:span text:style-name="T2">e in modo<text:line-break/> pesante l’economia più sostenibile (green economy).<text:line-break/>Obiettivo: fare stessi prodotti </text:span><text:span text:style-name="T4">utilizzando però percorsi diversi, dovuto al fatto che stiamo utilizzando un microorganismo oppure delle parti costituenti dal microorganismo, significa quindi utilizzare o gli enzimi, i catalizzatori biologici (otteniamo prodotti puliti e targettati, in quanto </text:span><text:span text:style-name="T5">con gli enzimi siamo in condizioni con zero waste, vantaggio: uso di condizioni molto blande, T e P amb ma anche una catalisi estremamente mirata</text:span><text:span text:style-name="T6">)</text:span><text:span text:style-name="T4">.<text:line-break/></text:span><text:span text:style-name="T7">La biotecnologia non è la microbiologia. </text:span><text:span text:style-name="T8">È difficile mantenere dei confini stretti, avremo alcune sovrapposizioni. Microbiologia si occupa delle cellule e dei microorganismi,</text:span><text:span text:style-name="T9"> studia le reazioni che avvengono all’interno. </text:span><text:span text:style-name="T10">Noi faremo biotecnologia, non microbiologia.</text:span><text:span text:style-name="T8"><text:line-break/>La biotecnologia è un’industria, impatta e ha a che fare con cose vive (enzima è una molecola </text:span><text:span text:style-name="T9">che proviene da </text:span><text:span text:style-name="T8">una cosa viva </text:span><text:span text:style-name="T9">ma l’enzima stesso non lo è</text:span><text:span text:style-name="T8">). </text:span><text:span text:style-name="T1"><text:line-break/></text:span><text:span text:style-name="T10">La biotec non è neppure biologia, la differenza sostanziale è la scala. La biotecnlogia è qualcosa che ha a che fare con la produzione</text:span><text:span text:style-name="T1"><text:line-break/></text:span><text:span text:style-name="T11">Nei processi biotec siamo legati alla tracciabilità, se i microorganismo cambia/muore bisogna spegnere il reattore.</text:span><text:span text:style-name="T12"><text:line-break/>La microbiologia è divisa in sotto-discipline: bianca, rosse e verde. Rossa → medicale Verde → ambiente e ecologia Bianca → Cibo<text:line-break/></text:span><text:span text:style-name="T13">Possiamo essere stereospecifici (carbonio chirale, C con 4 sostituenti diversi). </text:span><text:span text:style-name="T14">Noi siamo degli organismi chirali, i nostri enzimi sono in grado di riconoscere soltanto una certa tipologia di posizione nello spazio → tutte le molecole biologiche hanno delle strutture biologiche definite, esistono gli ENIANTOMERI : due molecole identiche ma speculari. Gli enzimi trasformano uno solo dei due eniantomeri, noi riusciamo a riconoscerne solo uno. <text:line-break/></text:span><text:span text:style-name="T15">Un processo che ha solo un sottoprodotto non è conveniente.<text:line-break/></text:span><text:span text:style-name="T16">FERMENTAZIONE: Quasi mai ha senso applicarlo ad un processo enzimatico, la fermentazione deve impattarsi con organismi. </text:span><text:span text:style-name="T17">Fermentazione sinonimo di bioprocesso. <text:line-break/></text:span><text:span text:style-name="T18">1)</text:span><text:span text:style-name="T19">Abbiamo a che fare con redox. Accettore molecola organica → fermentazione alcolica e fermentazione lattica. <text:line-break/></text:span><text:span text:style-name="T20">Quando l’accettore finale è un composto inorganico si parla di Respirazione: aerobica se l’accettore è l’ossigeno, anaerobica se è un altra molecola inorganica.<text:line-break/>Cellula trasforma i substrati in qualcosa di utile.<text:line-break/></text:span><text:span text:style-name="T18">2) Per l’industria microbiologica la fermentazione è un processo dove i microorganismi sono cresciuti su una larga scala. <text:line-break/>3) Per i processi food, la fermentazione implica quei processi alimentari (burro, vino, birra ecc) che utilizzano un microorganismo (o enzimi) ma con obiettivo caratteristiche organo</text:span><text:span text:style-name="T21">l</text:span><text:span text:style-name="T18">ettiche. Vino è fermentazione alcolica, tipo di fermentazione fondamentali per i sottoprodotti generati non tanto per l’etanolo (nel caso del vino). Obiettivo: non etanolo in sé ma il sapore, tutte quelle molecole tipo aldeide e chetoni che danno la caratteristica del vino. <text:line-break/></text:span><text:span text:style-name="T22">La biotecnologia non può stare a sé, ha bisogno di conoscenze e competenze </text:span><text:span text:style-name="T23">t</text:span><text:span text:style-name="T22">ra</text:span><text:span text:style-name="T23">s</text:span><text:span text:style-name="T22">versali. </text:span><text:span text:style-name="T18"><text:line-break/><text:line-break/></text:span><text:span text:style-name="T24">Utilizzo della biotec dedicato alla modifica del patrimonio genetico<text:line-break/></text:span><text:span text:style-name="T25">OGM= organismo geneticamente modificato </text:span><text:span text:style-name="T26">all’interno non della stessa specie,l’accezione è data a quelli transgenici <text:s/>(l’organismo non avrebbe mai prodotto quella proteina). <text:line-break/></text:span><text:span text:style-name="T27">Spesso all’interno del reattore uso i mutanti, questi li genero usando dei sistemi che possono portare a modifiche del DNA. <text:line-break/><text:line-break/></text:span><text:span text:style-name="T55">BIOPROCESSO<text:line-break/></text:span><text:span text:style-name="T28">Visione generale del bioprocesso: partiamo da una richiesta del mercato (una necessità, antibiotici per morte di polmonite; vaccini per morbillo ecc) dopodiché bisogna selezionare l’organismo </text:span><text:span text:style-name="T29">(lui determinerà la scelta del reattore). </text:span><text:span text:style-name="T30">I microorganismi utilizzati nell’industria non sono MAI quelli naturali, </text:span><text:span text:style-name="T31">sono manipolati adattandoli affinché possano massimizzare la produzione o allungare i tempi, in generale per una serie di motivi che permettano che il processo sia il meno costoso. </text:span><text:span text:style-name="T32">(Il costo è comunque legato all’obiettivo che sto facendo, ad esempio se posso trovare cura al covid per sempre ci può stare che sia un po’ costoso).<text:line-break/></text:span><text:span text:style-name="T33">Aggiungo o sottraggo poi aria: normalmente calcolo cosa devo ossidare, apro il reattore, metto la sostanza da ossidare, metto dentro l’ossigeno calcolato per ossidarlo, chiudo, scaldo se serve e così faccio avvenire la reazione </text:span><text:soft-page-break/><text:span text:style-name="T33">ma questo procedimento non posso farlo in biotecnologia. Non posso poiché </text:span><text:span text:style-name="T34">la pressione caratteristica di questi processi è quella della delle cellule (se applico P i microorganismi esplodono perché muoiono) </text:span><text:span text:style-name="T35">quindi devo lavorare in largo eccesso con l’aria </text:span><text:span text:style-name="T37">affinché il processo riesca ad avere l’aria di cui ha bisogno </text:span><text:span text:style-name="T35">(con i processi convenzionati non ho questo problema perché posso applicare la pressione). </text:span><text:span text:style-name="T36">L’aria deve essere sterile. I costi dell’alimentazione dell’aria sono elevati (pompaggio + filtrazione). </text:span><text:span text:style-name="T37">Anche i materiali di partenza (il substrato) hanno dei costi; più è semplice e più è economico se invece devo aggiungere al substrato alcuni componenti avrò costi in più. Anche il substrato dovrà poi essere sterilizzato. [Costi del bioreattore: substrato + aria].<text:line-break/></text:span><text:span text:style-name="T38">Controllerò poi il processo affinché l’organismo venga mantenuto vivo. </text:span><text:span text:style-name="T40">Il n° delle sonde è tipicamente 3, 3 per ogni punto di controllo. </text:span><text:span text:style-name="T44">Meglio averne 3 perché se uno si intasa almeno ce ne sono altre 2. </text:span><text:span text:style-name="T40"><text:line-break/></text:span><text:span text:style-name="T41">Le redox sono reazioni esotermiche, nel caso degli antibiotici possiamo avere anche l’incremento di 1° all’ora. </text:span><text:span text:style-name="T42">Anche il pH è un problema a cui dobbiamo stare attenti, dobbiamo prendere come riferimento quella della cellula.</text:span><text:span text:style-name="T44"> Le sonde del pH sono degli elettrodi, questa sonda è spesso collegata a serbatoi. </text:span><text:span text:style-name="T45">Il pH deve essere costante e sonde resistenti all’ambiente acquoso, anche le sonde devono essere sterilizzate.<text:line-break/></text:span><text:span text:style-name="T44">A</text:span><text:span text:style-name="T43">nche la concentrazione di zuccheri è fondamentale, esiste </text:span><text:span text:style-name="T46">infatti </text:span><text:span text:style-name="T43">l’inibizione degli substrati. <text:line-break/></text:span><text:span text:style-name="T46">Il downstream è molto leggero se stiamo lavorando a enzimi isolato, inoltre l’enzima non devo mantenerlo vivo, nel caso del processo del microorganismo completo invece il downstream è fondamentale; dobbiamo infatti separare il microorganismo (lui è veloce, non è facile). <text:line-break/></text:span><text:span text:style-name="T47">Se alimento all’enzima isolato una soluzione contenente la molecola da trasformare il problema della sterilizzazione non c’è perché non è vivo, sto facendo quindi un processo convenzionale con enzima come catalizzatore e il substrato fa da reagente. Diverso è se utilizzo un’enzima ma partendo da uno substrato completo, come accade negli sciropp</text:span><text:span text:style-name="T48">i, il problema della sespi qui è enorme. </text:span><text:span text:style-name="T37"><text:line-break/><text:line-break/></text:span><text:span text:style-name="T39">Substrato: ciò che noi mettiamo al microorganismo per farlo crescere, è costituito da una serie di nutrienti, in primis il glucosio. <text:line-break/></text:span><text:span text:style-name="T47">Gli e</text:span><text:span text:style-name="T40">nzimi nascono in ambiente acquoso ma quando vengono immobilizzati da qualche parte possono essere lavorati anche in solvente. </text:span><text:span text:style-name="T49">Il </text:span><text:span text:style-name="T50">grosso</text:span><text:span text:style-name="T49"> vantaggio dell’usare l’enzima </text:span><text:span text:style-name="T50">è operare con un reattore eterogeneo e quindi opero con una catalisi classica. Fase attiva, arriva, trasforma e rilascia. </text:span><text:span text:style-name="T51"><text:line-break/><text:line-break/></text:span><text:span text:style-name="T53">Configurazione standard che c’è sempre. Ci sono sei reattori, non ci sono ricircoli. <text:line-break/></text:span><text:span text:style-name="T54">Leggere parte Bioeconom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ucida Handwriting" svg:font-family="'Lucida Handwriting'" style:font-family-generic="script" style:font-pitch="variable"/>
    <style:font-face style:name="Arial Rounded MT Bold" svg:font-family="'Arial Rounded MT Bold'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reformatted_20_Text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ssica Sabrina Juggiah</meta:initial-creator>
    <meta:editing-cycles>5</meta:editing-cycles>
    <meta:creation-date>2021-02-22T11:22:00</meta:creation-date>
    <dc:date>2021-02-25T16:02:57.131000000</dc:date>
    <meta:editing-duration>PT2H53M18S</meta:editing-duration>
    <meta:generator>LibreOffice/7.1.0.3$Windows_x86 LibreOffice_project/f6099ecf3d29644b5008cc8f48f42f4a40986e4c</meta:generator>
    <meta:document-statistic meta:table-count="0" meta:image-count="0" meta:object-count="0" meta:page-count="3" meta:paragraph-count="12" meta:word-count="1603" meta:character-count="10774" meta:non-whitespace-character-count="9156"/>
    <meta:user-defined meta:name="AppVersion">16.0000</meta:user-defined>
    <meta:template xlink:type="simple" xlink:actuate="onRequest" xlink:title="Normal.dotm" xlink:href=""/>
  </office:meta>
</office:document-meta>
</file>